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37A7FD7AD584B5D81EA.png" manifest:media-type="image/png"/>
  <manifest:file-entry manifest:full-path="Pictures/10000000000002B80000036A0D9C8C6795951A00.png" manifest:media-type="image/png"/>
  <manifest:file-entry manifest:full-path="Pictures/10000000000002B700000378C9875F8C6E8424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86b8" officeooo:paragraph-rsid="000886b8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draw:frame draw:style-name="fr1" draw:name="Изображение1" text:anchor-type="paragraph" svg:x="0.132cm" svg:y="1.217cm" svg:width="17cm" svg:height="21.645cm" draw:z-index="0"><draw:image xlink:href="Pictures/10000000000002BB0000037A7FD7AD584B5D81EA.png" xlink:type="simple" xlink:show="embed" xlink:actuate="onLoad" loext:mime-type="image/png"/></draw:frame>1. <text:span text:style-name="T1">Запустил свой скрипт. Все получилось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draw:frame draw:style-name="fr2" draw:name="Изображение2" text:anchor-type="paragraph" svg:width="17cm" svg:height="21.347cm" draw:z-index="1"><draw:image xlink:href="Pictures/10000000000002B80000036A0D9C8C6795951A00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Изображение3" text:anchor-type="paragraph" svg:width="17cm" svg:height="21.721cm" draw:z-index="2"><draw:image xlink:href="Pictures/10000000000002B700000378C9875F8C6E842411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2:54:53.075000000</meta:creation-date>
    <dc:date>2020-12-29T12:58:35.020000000</dc:date>
    <meta:editing-duration>PT3M43S</meta:editing-duration>
    <meta:editing-cycles>1</meta:editing-cycles>
    <meta:document-statistic meta:table-count="0" meta:image-count="3" meta:object-count="0" meta:page-count="3" meta:paragraph-count="1" meta:word-count="6" meta:character-count="40" meta:non-whitespace-character-count="35"/>
    <meta:generator>LibreOffice/6.1.0.3$Windows_X86_64 LibreOffice_project/efb621ed25068d70781dc026f7e9c5187a4decd1</meta:generator>
  </office:meta>
</office:document-meta>
</file>